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220aa" officeooo:paragraph-rsid="001220aa" style:font-weight-asian="bold" style:font-weight-complex="bold"/>
    </style:style>
    <style:style style:name="P3" style:family="paragraph" style:parent-style-name="Text_20_body">
      <style:text-properties style:font-name="Liberation Sans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Text_20_body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style:font-size-asian="16pt" style:font-size-complex="16pt"/>
    </style:style>
    <style:style style:name="P6" style:family="paragraph" style:parent-style-name="Text_20_body">
      <style:text-properties style:font-name="Liberation Sans" fo:font-size="16pt" officeooo:paragraph-rsid="0013b778" style:font-size-asian="16pt" style:font-size-complex="16pt"/>
    </style:style>
    <style:style style:name="P7" style:family="paragraph" style:parent-style-name="Text_20_body"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text-properties style:font-name="Liberation Sans" fo:font-size="16pt" fo:font-style="italic" fo:font-weight="bold" officeooo:paragraph-rsid="0013b778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text-properties style:font-name="Liberation Sans" officeooo:paragraph-rsid="0013b778"/>
    </style:style>
    <style:style style:name="P10" style:family="paragraph" style:parent-style-name="Text_20_body">
      <style:text-properties style:font-name="Liberation Sans" fo:font-size="9pt" style:font-size-asian="9pt" style:font-size-complex="9pt"/>
    </style:style>
    <style:style style:name="P11" style:family="paragraph" style:parent-style-name="Text_20_body">
      <style:text-properties style:font-name="Liberation Sans"/>
    </style:style>
    <style:style style:name="T1" style:family="text">
      <style:text-properties loext:padding="0.0193in" loext:border="0.06pt solid #2f3237"/>
    </style:style>
    <style:style style:name="T2" style:family="text">
      <style:text-properties officeooo:rsid="001220aa"/>
    </style:style>
    <style:style style:name="T3" style:family="text">
      <style:text-properties officeooo:rsid="0013b77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 Will Hold Me Fast</text:p>
      <text:p text:style-name="P4">Verse 1</text:p>
      <text:p text:style-name="P5">When I fear my faith will fail, <text:s/>Christ will hold me fast</text:p>
      <text:p text:style-name="P5">When the tempter would prevail, He will hold me fast</text:p>
      <text:p text:style-name="P5">I could never keep my hold, Through life's fearful path</text:p>
      <text:p text:style-name="P5">For my love is often cold, He must hold me fast</text:p>
      <text:p text:style-name="P7">Chorus</text:p>
      <text:p text:style-name="P5">He will hold me fast, He will hold me fast</text:p>
      <text:p text:style-name="P5">For my Savior loves me so, He will hold me fast</text:p>
      <text:p text:style-name="P4">Verse 2</text:p>
      <text:p text:style-name="P5">Those He saves are His delight, Christ will hold me fast</text:p>
      <text:p text:style-name="P5">Precious in His holy sight, He will hold me fast</text:p>
      <text:p text:style-name="P5">He'll not let my soul be lost, His Promises shall last</text:p>
      <text:p text:style-name="P6">Bought by Him at such a cost, He will hold me fast</text:p>
      <text:p text:style-name="P8"><text:span text:style-name="T3">Chorus</text:span></text:p>
      <text:p text:style-name="P4">Verse 3</text:p>
      <text:p text:style-name="P5">For my life He bled and died, Christ will hold me fast</text:p>
      <text:p text:style-name="P5">Justice has been satisfied, He will hold me fast</text:p>
      <text:p text:style-name="P5">Raised with Him to endless life, He will hold me fast</text:p>
      <text:p text:style-name="P6">Till our faith is turned to sight, When He comes at last</text:p>
      <text:p text:style-name="P8"><text:span text:style-name="T3">Chorus</text:span></text:p>
      <text:p text:style-name="P9"/>
      <text:p text:style-name="P10">CCLI Song # 7016161, Ada Ruth Habershon | Matthew Merker © 2013 Getty Music Publishing; Matthew Merker Music</text:p>
      <text:p text:style-name="Text_20_body"><text:span text:style-name="T5">For use solely with the SongSelect® </text:span><text:a xlink:type="simple" xlink:href="https://songselect.ccli.com/about/termsofuse" text:style-name="Internet_20_link" text:visited-style-name="Visited_20_Internet_20_Link"><text:span text:style-name="T5">Terms of Use</text:span></text:a><text:span text:style-name="T5">. All rights reserved. </text:span><text:a xlink:type="simple" xlink:href="https://www.ccli.com/" office:target-frame-name="_blank" xlink:show="new" text:style-name="Internet_20_link" text:visited-style-name="Visited_20_Internet_20_Link"><text:span text:style-name="T5">www.ccli.com</text:span></text:a></text:p>
      <text:p text:style-name="P11"><text:span text:style-name="T4">CCLI License # 326605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4-06-18T20:30:33.254470415</dc:date>
    <meta:editing-duration>PT17M48S</meta:editing-duration>
    <meta:editing-cycles>4</meta:editing-cycles>
    <meta:generator>LibreOffice/7.6.7.2$Linux_X86_64 LibreOffice_project/60$Build-2</meta:generator>
    <meta:print-date>2024-06-18T20:29:47.882729673</meta:print-date>
    <meta:printed-by>PDF files</meta:printed-by>
    <meta:document-statistic meta:table-count="0" meta:image-count="0" meta:object-count="0" meta:page-count="1" meta:paragraph-count="24" meta:word-count="201" meta:character-count="991" meta:non-whitespace-character-count="813"/>
  </office:meta>
</office:document-meta>
</file>